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herit" svg:font-family="inherit"/>
    <style:font-face style:name="source-sans-pro" svg:font-family="source-sans-pro, Lato,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8373d" officeooo:paragraph-rsid="0008373d"/>
    </style:style>
    <style:style style:name="P2" style:family="paragraph" style:parent-style-name="Standard">
      <style:text-properties officeooo:rsid="0009d584" officeooo:paragraph-rsid="0009d584"/>
    </style:style>
    <style:style style:name="P3" style:family="paragraph" style:parent-style-name="Standard">
      <style:text-properties officeooo:rsid="000b5c08" officeooo:paragraph-rsid="000b5c08"/>
    </style:style>
    <style:style style:name="P4" style:family="paragraph" style:parent-style-name="Standard">
      <style:text-properties fo:font-variant="normal" fo:text-transform="none" fo:color="#373a36" style:font-name="inherit" fo:font-size="12pt" fo:letter-spacing="normal" fo:font-style="normal" fo:font-weight="normal" officeooo:paragraph-rsid="0008373d"/>
    </style:style>
    <style:style style:name="P5" style:family="paragraph" style:parent-style-name="Text_20_body" style:list-style-name="L1">
      <style:paragraph-properties fo:margin-left="0in" fo:margin-right="0in" fo:margin-top="0in" fo:margin-bottom="0.1083in" loext:contextual-spacing="false" fo:line-height="170%" fo:orphans="2" fo:widows="2" fo:text-indent="0in" style:auto-text-indent="false" fo:padding="0in" fo:border="none"/>
      <style:text-properties fo:font-variant="normal" fo:text-transform="none" fo:color="#373a36" style:font-name="inherit" fo:font-size="12pt" fo:letter-spacing="normal" fo:font-style="normal" fo:font-weight="normal"/>
    </style:style>
    <style:style style:name="T1" style:family="text">
      <style:text-properties officeooo:rsid="0009d584"/>
    </style:style>
    <style:style style:name="T2" style:family="text">
      <style:text-properties officeooo:rsid="000b5c08"/>
    </style:style>
    <style:style style:name="T3" style:family="text">
      <style:text-properties officeooo:rsid="000be598"/>
    </style:style>
    <text:list-style style:name="L1">
      <text:list-level-style-bullet text:level="1" text:style-name="Bullet_20_Symbols" style:num-suffix="." text:bullet-char="•">
        <style:list-level-properties text:space-before="0.375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y final capstone will be entitled “Headline Analysis for Clickbait Methods”. The objective is to build a <text:span text:style-name="T2">Natural Language Processing </text:span>model that can analyze the published headlines of news articles versus the content of the article <text:span text:style-name="T2">itself</text:span> to determine if the published headline is objective and factual or sensational and subjective, or what is more commonly known as “clickbait”. </text:p>
      <text:p text:style-name="P1"/>
      <text:p text:style-name="P1">For the last 45 days I have been scraping news articles from four popular US news sites of varying degrees of sociopolitical bias: The Daily Caller, BBC US, Politico, &amp; The Huffington Post. At the time of this writing I have the scraped <text:span text:style-name="T1">719, 340, 587, &amp; 334 articles, respectively, and growing daily. </text:span></text:p>
      <text:p text:style-name="P1"/>
      <text:p text:style-name="P2">By training a word embeddings model to accurately and succinctly summarize each article I can then run a semantic comparison between the summary and the published headline, scoring the headline for objectivity along a normalized scale. <text:span text:style-name="T2">The more articles the model trains on, the better it will get at scoring, until article headlines can be categorized as ‘Objective’, ‘Mildly Clickbait’, ‘Moderately Clickbait’, and “Abject Clickbait”. </text:span></text:p>
      <text:p text:style-name="P2"/>
      <text:p text:style-name="P3">When considering how most stories are covered by very few journalists, but are reported by many the presence of clickbait articles meant to sensationalize the news to gather clicks is a clear problem for the information seeker. Bias in reporting is such an accepted fact of modern media that readers have come to identify their particular brand of journalistic bias as being the real news, and any other reporting as the recently coined “fake news”. Confirmation bias assures the reader that the skewed articles they read which already agree with their presuppositions are the real news. And this starts with headlines published as promises of fulfilling the reader’s need for that confirmation. </text:p>
      <text:p text:style-name="P3"/>
      <text:p text:style-name="P3">The ability to use machine learning to objectively summarize an article for its most critical points and then score the published headline for its <text:span text:style-name="T3">adherence</text:span> to objective fact can aid the news seeker who wishes for facts and news with as little bias as possible to better select the sites they visit and the articles they click. </text:p>
      <text:p text:style-name="P3"/>
      <text:p text:style-name="P3">The greatest obstacle is creating a word embeddings model and encoder/decoder to summarize the articles. There are a few powerful tools, such as Word2Vec and GloVe that I will investigate <text:span text:style-name="T3">and test for comparison. After that, setting the summary to headline comparison becomes the next greatest obstacle. Once functional, the model can be web-enabled in a new news-site aggregation service that will present links to a story’s various articles based on their objectivity. This web-feature will not be a part of this capstone, rather a next phase to develop after graduation. </text:span></text:p>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herit" svg:font-family="inherit"/>
    <style:font-face style:name="source-sans-pro" svg:font-family="source-sans-pro, Lato,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4T11:03:49.847000000</meta:creation-date>
    <dc:date>2018-10-04T11:37:58.396000000</dc:date>
    <meta:editing-duration>PT2M57S</meta:editing-duration>
    <meta:editing-cycles>1</meta:editing-cycles>
    <meta:document-statistic meta:table-count="0" meta:image-count="0" meta:object-count="0" meta:page-count="1" meta:paragraph-count="6" meta:word-count="437" meta:character-count="2717" meta:non-whitespace-character-count="2280"/>
    <meta:generator>LibreOffice/6.0.4.2$Windows_X86_64 LibreOffice_project/9b0d9b32d5dcda91d2f1a96dc04c645c450872bf</meta:generator>
  </office:meta>
</office:document-meta>
</file>